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SQLMaxValueIncrementer.MySQLMaxValueIncrem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ySQLMaxValueIncrementer.MySQLMaxValueIncrementer( DataSource dataSource , String incrementerName , String colum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SQLMaxValueIncrementer.getNextKey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MySQLMaxValueIncrementer.setUseNewConnection( boolean useNew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